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 = 32</text:p>
          </table:table-cell>
          <table:table-cell office:value-type="string" calcext:value-type="string">
            <text:p>B = 16</text:p>
          </table:table-cell>
          <table:table-cell/>
          <table:table-cell office:value-type="string" calcext:value-type="string">
            <text:p>H = 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Camera coordinates</text:p>
          </table:table-cell>
          <table:covered-table-cell table:style-name="ce1"/>
          <table:table-cell table:style-name="ce1"/>
          <table:table-cell table:style-name="ce1" office:value-type="string" calcext:value-type="string" table:number-columns-spanned="3" table:number-rows-spanned="1">
            <text:p>Real World coordinates</text:p>
          </table:table-cell>
          <table:covered-table-cell table:number-columns-repeated="2" table:style-name="ce1"/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10*9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table:formula="of:=-16-(32*3)"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table:formula="of:=-16-(5*32)" office:value-type="float" office:value="-176" calcext:value-type="float">
            <text:p>-17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table:formula="of:=-(32*2)" office:value-type="float" office:value="-64" calcext:value-type="float">
            <text:p>-64</text:p>
          </table:table-cell>
          <table:table-cell office:value-type="float" office:value="0" calcext:value-type="float">
            <text:p>0</text:p>
          </table:table-cell>
          <table:table-cell table:formula="of:=9 * 9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table:formula="of:=-4 * 32" office:value-type="float" office:value="-128" calcext:value-type="float">
            <text:p>-128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table:formula="of:=6*32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168" calcext:value-type="float">
            <text:p>116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8*9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table:formula="of:=16+(3*32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formula="of:=5*32 + 16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192" calcext:value-type="float">
            <text:p>1192</text:p>
          </table:table-cell>
          <table:table-cell office:value-type="float" office:value="1" calcext:value-type="float">
            <text:p>1</text:p>
          </table:table-cell>
          <table:table-cell table:formula="of:=2*3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7*9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table:formula="of:=4*3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  <table:table-cell table:formula="of:=6*32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6*9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formula="of:=16+ (3*32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formula="of:=(5*32) + 16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  <table:table-cell table:formula="of:=2*3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5*9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  <table:table-cell table:formula="of:=4*3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formula="of:=6*32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96" calcext:value-type="float">
            <text:p>149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4*9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table:formula="of:=16+ (3*32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4*9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  <table:table-cell table:formula="of:=(5*32) + 16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4*9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</text:p>
          </table:table-cell>
          <table:table-cell table:formula="of:=2*3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9*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27" calcext:value-type="float">
            <text:p>1427</text:p>
          </table:table-cell>
          <table:table-cell office:value-type="float" office:value="1" calcext:value-type="float">
            <text:p>1</text:p>
          </table:table-cell>
          <table:table-cell table:formula="of:=4*32"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9*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  <table:table-cell table:formula="of:=6*32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9*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658" calcext:value-type="float">
            <text:p>165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9*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526" calcext:value-type="float">
            <text:p>1526</text:p>
          </table:table-cell>
          <table:table-cell office:value-type="float" office:value="1" calcext:value-type="float">
            <text:p>1</text:p>
          </table:table-cell>
          <table:table-cell table:formula="of:=16+ (3*32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4" calcext:value-type="float">
            <text:p>1444</text:p>
          </table:table-cell>
          <table:table-cell office:value-type="float" office:value="1" calcext:value-type="float">
            <text:p>1</text:p>
          </table:table-cell>
          <table:table-cell table:formula="of:=(5*32) + 16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table:formula="of:=32*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0:43:57.322053043</meta:creation-date>
    <dc:date>2018-09-10T23:14:57.029131738</dc:date>
    <meta:editing-duration>PT1H2M52S</meta:editing-duration>
    <meta:editing-cycles>1</meta:editing-cycles>
    <meta:document-statistic meta:table-count="1" meta:cell-count="206" meta:object-count="0"/>
    <meta:generator>LibreOffice/6.0.3.2$Linux_X86_64 LibreOffice_project/00m0$Build-2</meta:generator>
  </office:meta>
</office:document-meta>
</file>